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339933" style:font-name="Times New Roman" fo:font-size="14pt" style:font-size-asian="14pt" style:font-name-complex="Times New Roman" style:font-size-complex="14pt"/>
    </style:style>
    <style:style style:name="P2" style:family="paragraph" style:parent-style-name="Standard">
      <style:text-properties fo:color="#ff0000" style:font-name="Times New Roman" fo:font-size="14pt" officeooo:paragraph-rsid="001e4825" style:font-size-asian="14pt" style:font-name-complex="Times New Roman" style:font-size-complex="14pt"/>
    </style:style>
    <style:style style:name="P3" style:family="paragraph" style:parent-style-name="Standard">
      <style:text-properties fo:color="#009900"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text-properties fo:color="#009900" style:font-name="Times New Roman" fo:font-size="14pt" officeooo:paragraph-rsid="001e4825" style:font-size-asian="14pt" style:font-name-complex="Times New Roman" style:font-size-complex="14pt"/>
    </style:style>
    <style:style style:name="P5" style:family="paragraph" style:parent-style-name="Standard" style:master-page-name="MP0">
      <style:paragraph-properties style:page-number="auto" fo:break-before="pag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6" style:family="paragraph" style:parent-style-name="Standard">
      <style:text-properties fo:color="#ff0000" style:font-name="Times New Roman" fo:font-size="14pt" style:font-size-asian="14pt" style:font-name-complex="Times New Roman" style:font-size-complex="14pt"/>
    </style:style>
    <style:style style:name="T1" style:family="text">
      <style:text-properties fo:color="#009900" style:font-name="Times New Roman" fo:font-size="14pt" style:font-size-asian="14pt" style:font-name-complex="Times New Roman" style:font-size-complex="14pt"/>
    </style:style>
    <style:style style:name="T2" style:family="text">
      <style:text-properties fo:color="#009900" style:font-name="Times New Roman" fo:font-size="14pt" fo:language="en" fo:country="US" style:font-size-asian="14pt" style:font-name-complex="Times New Roman" style:font-size-complex="14pt"/>
    </style:style>
    <style:style style:name="T3" style:family="text">
      <style:text-properties officeooo:rsid="002247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Подготовка среды:</text:p>
      <text:p text:style-name="P1">- установил gulp</text:p>
      <text:p text:style-name="P1">- установил Smart-grid</text:p>
      <text:p text:style-name="P1">- установил gulp-less</text:p>
      <text:p text:style-name="P1">- установил browserSync</text:p>
      <text:p text:style-name="P1">- настроить пути с переменными</text:p>
      <text:p text:style-name="Standard"><text:span text:style-name="Основной_20_шрифт_20_абзаца"><text:span text:style-name="T1">- настроить </text:span></text:span><text:span text:style-name="Основной_20_шрифт_20_абзаца"><text:span text:style-name="T2">watch</text:span></text:span><text:span text:style-name="Основной_20_шрифт_20_абзаца"><text:span text:style-name="T1">-ер на </text:span></text:span><text:span text:style-name="Основной_20_шрифт_20_абзаца"><text:span text:style-name="T2">js</text:span></text:span><text:span text:style-name="Основной_20_шрифт_20_абзаца"><text:span text:style-name="T1"> файлы</text:span></text:span></text:p>
      <text:p text:style-name="P3">- сделать .reset();</text:p>
      <text:p text:style-name="P4">- файлы *.less раздели на</text:p>
      <text:p text:style-name="P4"><text:s text:c="8"/>fonts.less </text:p>
      <text:p text:style-name="P4"><text:s text:c="8"/>var.less </text:p>
      <text:p text:style-name="P4"><text:s text:c="8"/>first.less и т.д. </text:p>
      <text:p text:style-name="P2">dist естественно в один файл(concat)</text:p>
      <text:p text:style-name="P6">- <text:span text:style-name="T3">расставить breakPoint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OMAN</meta:initial-creator>
    <meta:creation-date>2018-11-27T22:21:00Z</meta:creation-date>
    <dc:date>2018-11-28T23:32:17.796541058</dc:date>
    <meta:editing-cycles>9</meta:editing-cycles>
    <meta:editing-duration>PT2H20M22S</meta:editing-duration>
    <meta:document-statistic meta:table-count="0" meta:image-count="0" meta:object-count="0" meta:page-count="1" meta:paragraph-count="14" meta:word-count="46" meta:character-count="328" meta:non-whitespace-character-count="268"/>
    <meta:template xlink:type="simple" xlink:actuate="onRequest" xlink:title="" xlink:href="Normal"/>
  </office:meta>
</office:document-meta>
</file>